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0.812cm" fo:min-width="0.562cm" loext:decorative="false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.811cm" fo:min-width="0.56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3.87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5.18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75cm" fo:min-width="0cm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cm" fo:min-width="1.501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6.304cm" fo:min-width="0cm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Standard-subtitle">
      <style:graphic-properties draw:fill-color="#ffffff" fo:min-height="4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1.5cm" loext:decorative="false"/>
      <style:paragraph-properties style:writing-mode="lr-tb"/>
    </style:style>
    <style:style style:name="pr3" style:family="presentation" style:parent-style-name="Standard-subtitle">
      <style:graphic-properties draw:fill-color="#ffffff" fo:min-height="1cm" loext:decorative="false"/>
      <style:paragraph-properties style:writing-mode="lr-tb"/>
    </style:style>
    <style:style style:name="pr4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/>
    </style:style>
    <style:style style:name="P5" style:family="paragraph">
      <loext:graphic-properties draw:fill-color="#ffffff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4cm" svg:x="1.301cm" svg:y="1cm" presentation:class="subtitle" presentation:user-transformed="true">
          <draw:text-box>
            <text:p>RAG Workflow</text:p>
          </draw:text-box>
        </draw:frame>
        <draw:custom-shape draw:style-name="gr1" draw:text-style-name="P3" draw:layer="layout" svg:width="1.5cm" svg:height="1.5cm" svg:x="13cm" svg:y="6cm">
          <text:p text:style-name="P2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499cm" svg:x="21.5cm" svg:y="6.0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draw:layer="layout" svg:width="5cm" svg:height="0.999cm" svg:x="15.5cm" svg:y="6.001cm">
          <text:p text:style-name="P2">Ques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6.5cm" svg:height="0.999cm" svg:x="6cm" svg:y="6.001cm">
          <text:p text:style-name="P2">Prepare Search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1" draw:layer="layout" svg:width="4.198cm" svg:height="4cm" svg:x="1.302cm" svg:y="4.5cm">
          <draw:text-box>
            <text:p>1010</text:p>
            <text:p>1010</text:p>
          </draw:text-box>
        </draw:frame>
        <draw:custom-shape draw:style-name="gr4" draw:text-style-name="P2" draw:layer="layout" svg:width="6.5cm" svg:height="0.999cm" svg:x="6cm" svg:y="6.001cm">
          <text:p text:style-name="P2">Prepare Search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99cm" svg:height="3cm" svg:x="3cm" svg:y="8.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5" draw:layer="layout" svg:width="4cm" svg:height="1.5cm" svg:x="3.5cm" svg:y="9cm">
          <draw:text-box>
            <text:p text:style-name="P4"><text:span text:style-name="T1">Question as Vector</text:span></text:p>
          </draw:text-box>
        </draw:frame>
        <draw:custom-shape draw:style-name="gr6" draw:text-style-name="P3" draw:layer="layout" svg:width="2cm" svg:height="2cm" svg:x="2.5cm" svg:y="1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text-style-name="P5" draw:layer="layout" svg:width="4.198cm" svg:height="1cm" svg:x="1.302cm" svg:y="14cm">
          <draw:text-box>
            <text:p text:style-name="P4"><text:span text:style-name="T1">Vector DB</text:span></text:p>
          </draw:text-box>
        </draw:frame>
        <draw:custom-shape draw:style-name="gr2" draw:text-style-name="P3" draw:layer="layout" svg:width="1.5cm" svg:height="1.499cm" svg:x="13cm" svg:y="1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6.5cm" svg:height="0.999cm" svg:x="5.5cm" svg:y="12.5cm">
          <text:p text:style-name="P2">Search Result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99cm" svg:height="3cm" svg:x="13.001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999cm" svg:height="7.489cm" draw:transform="rotate (-0.877377014977549) translate (20.861cm 7.73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5" draw:layer="layout" svg:width="3.5cm" svg:height="1cm" svg:x="18cm" svg:y="10.5cm">
          <draw:text-box>
            <text:p text:style-name="P4"><text:span text:style-name="T1">Answer</text:span></text:p>
          </draw:text-box>
        </draw:frame>
        <draw:frame presentation:style-name="pr2" draw:text-style-name="P5" draw:layer="layout" svg:width="4cm" svg:height="1.5cm" svg:x="1.5cm" svg:y="3.5cm">
          <draw:text-box>
            <text:p text:style-name="P4"><text:span text:style-name="T1">Embedding Mode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9T15:14:42.997000000</meta:creation-date>
    <dc:date>2024-11-29T15:26:50.768000000</dc:date>
    <meta:editing-duration>PT12M6S</meta:editing-duration>
    <meta:editing-cycles>5</meta:editing-cycles>
    <meta:generator>LibreOffice/24.2.7.2$Windows_X86_64 LibreOffice_project/ee3885777aa7032db5a9b65deec9457448a91162</meta:generator>
    <meta:document-statistic meta:object-count="40"/>
  </office:meta>
</office:document-meta>
</file>